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640000004B02C5236E4.png"/>
  <manifest:file-entry manifest:media-type="image/png" manifest:full-path="Pictures/1000000000000189000001F04DAF5AD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59cm"/>
    </style:style>
    <style:style style:name="pr2" style:family="presentation" style:parent-style-name="Blue-notes">
      <style:graphic-properties draw:fill-color="#ffffff" draw:auto-grow-height="true" fo:min-height="12.572cm"/>
    </style:style>
    <style:style style:name="pr3" style:family="presentation" style:parent-style-name="Blue-title">
      <style:graphic-properties draw:auto-grow-height="true" fo:min-height="3.506cm"/>
    </style:style>
    <style:style style:name="pr4" style:family="presentation" style:parent-style-name="Blue-outline1">
      <style:graphic-properties fo:min-height="13.859cm"/>
    </style:style>
    <style:style style:name="pr5" style:family="presentation" style:parent-style-name="Blue-notes">
      <style:graphic-properties draw:fill-color="#ffffff" fo:min-height="12.572cm"/>
    </style:style>
    <style:style style:name="pr6" style:family="presentation" style:parent-style-name="Blue-title">
      <style:graphic-properties fo:min-height="3.506cm"/>
    </style:style>
    <style:style style:name="P1" style:family="paragraph">
      <style:text-properties fo:font-size="32pt"/>
    </style:style>
    <style:style style:name="P2" style:family="paragraph">
      <style:text-properties fo:font-size="26.3999996185303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2pt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T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L1T DQM News</presentation:footer-decl>
      <presentation:date-time-decl presentation:name="dtd1" presentation:source="fixed">2012-06-08</presentation:date-time-decl>
      <draw:page draw:name="page1" draw:style-name="dp1" draw:master-page-name="Blu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L1T DQM News</text:span></text:p>
            <text:p><text:span text:style-name="T2"/></text:p>
            <text:p><text:span text:style-name="T3">João Pela</text:span></text:p>
            <text:p><text:span text:style-name="T4">Imperial College London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301cm" svg:y="0cm" presentation:class="title">
          <draw:text-box>
            <text:p>News </text:p>
          </draw:text-box>
        </draw:frame>
        <draw:frame presentation:style-name="pr4" draw:layer="layout" svg:width="25.199cm" svg:height="13.859cm" svg:x="1.4cm" svg:y="5.014cm" presentation:class="outline" presentation:user-transformed="true">
          <draw:text-box>
            <text:list text:style-name="L2">
              <text:list-item>
                <text:p>Central DQM pointed out some issues on the L1 DQM</text:p>
              </text:list-item>
              <text:list-item>
                <text:p>New CVS L1 DQM tags finished and soon to be deployed.</text:p>
              </text:list-item>
              <text:list-item>
                <text:p>RCT Request for a new DQM alarms based on a Quality Test</text:p>
              </text:list-item>
              <text:list-item>
                <text:p>Noticed some problems on L1TRate and L1TSync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entral DQM Reques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5">Contacted by Marco Rovere (Central DQM) he found issues that need to be addressed found while validating the new DQMIO format:</text:span></text:p>
              </text:list-header>
              <text:list-item>
                <text:p><text:span text:style-name="T5">1. </text:span><text:span text:style-name="T6">Duplicate producers</text:span><text:span text:style-name="T5"> are run: CSCTFTrackProducer </text:span></text:p>
                <text:list>
                  <text:list-item>
                    <text:p><text:span text:style-name="T5">once in the sequence deDttf and another time in deCsctf. </text:span></text:p>
                  </text:list-item>
                  <text:list-item>
                    <text:p><text:span text:style-name="T5">Same label so hopefully the FWK will run it once, but it would be nice to have this fixed.</text:span></text:p>
                  </text:list-item>
                </text:list>
              </text:list-item>
              <text:list-item>
                <text:p><text:span text:style-name="T5">2. Big mess in CSCTFPtLUT module.</text:span></text:p>
                <text:list>
                  <text:list-item>
                    <text:p><text:span text:style-name="T5">Not a FWK module but treated as if it were. </text:span></text:p>
                  </text:list-item>
                  <text:list-item>
                    <text:p><text:span text:style-name="T5">Several </text:span><text:span text:style-name="T6">bugs/memory leaks</text:span><text:span text:style-name="T5"> that need to be fixed. </text:span></text:p>
                  </text:list-item>
                </text:list>
              </text:list-item>
              <text:list-item>
                <text:p><text:span text:style-name="T5">3. <text:s/>Again the CSCTFPtLUT module</text:span></text:p>
                <text:list>
                  <text:list-item>
                    <text:p><text:span text:style-name="T5">Called several times in CMSSW but because in uses a static pointer to a LUT when one instance is deleted, all lose access to the LU, which generates </text:span><text:span text:style-name="T6">segmentation violations</text:span></text:p>
                  </text:list-item>
                </text:list>
                <text:p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New L1 DQM Tag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8">Vasile Ghete reviewed and corrected the problems presented by the central DQM and implemented a new L1 DQM Tag that will be deployed soon (next week?). The main changes:</text:span></text:p>
            <text:list text:style-name="L2">
              <text:list-item>
                <text:p><text:span text:style-name="T8">The event client part was rewritten to allow the consideration of </text:span><text:span text:style-name="T9">Quality Tests</text:span><text:span text:style-name="T10"> results</text:span><text:span text:style-name="T8"> on histograms </text:span><text:span text:style-name="T10">from multiple directories</text:span><text:span text:style-name="T8">.</text:span></text:p>
              </text:list-item>
              <text:list-item>
                <text:p><text:span text:style-name="T8">The </text:span><text:span text:style-name="T10">HardwareValidation Module was also clean-up</text:span><text:span text:style-name="T8">, especially in the muon part, based on the comments from Marco and the DTTF and CSCTF answers; system not supported were removed.</text:span></text:p>
              </text:list-item>
              <text:list-item>
                <text:p><text:span text:style-name="T8">For the first time </text:span><text:span text:style-name="T10">enabled also the L1 systems in L1T summary plot,</text:span><text:span text:style-name="T8"> based mainly on the dead channels and hot channels QTs. </text:span></text:p>
              </text:list-item>
              <text:list-item>
                <text:p><text:span text:style-name="T8">A new event client replaced the previous one. It will need the</text:span><text:span text:style-name="T10"> new render plugin</text:span><text:span text:style-name="T8"> to look also online and offli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quest from RCT I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8">Contacted by Pamela Klabbers (RCT) after problem spotted with the RCT board last Friday. Discussion started about implementing a DQM test for this type of situations. Initial idea:</text:span></text:p>
            <text:list text:style-name="L2">
              <text:list-item>
                <text:p><text:span text:style-name="T8">Create a 2-bin histogram that is the number used for the quality tests applied to RCTErrorFlag and GCTErrorFlag </text:span></text:p>
              </text:list-item>
              <text:list-item>
                <text:p><text:span text:style-name="T8">Sound an alarm if a problem occurs with the data emulation.</text:span></text:p>
                <text:list>
                  <text:list-item>
                    <text:p><text:span text:style-name="T11">when it reaches 0.95 for RCT and 0.95 for GCT we sound an alarm.</text:span></text:p>
                  </text:list-item>
                </text:list>
              </text:list-item>
              <text:list-item>
                <text:p><text:span text:style-name="T8">To keep the alarms to a minimum collect the information over about 40 LS (~15 minutes) </text:span></text:p>
              </text:list-item>
              <text:list-item>
                <text:p><text:span text:style-name="T8">And only showing values on the histogram again after 40 LS.</text:span></text:p>
              </text:list-item>
              <text:list-item>
                <text:p><text:span text:style-name="T8">Add histogram it to the error fold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quest from RCT II</text:p>
          </draw:text-box>
        </draw:frame>
        <draw:frame presentation:style-name="pr4" draw:text-style-name="P3" draw:layer="layout" svg:width="25.199cm" svg:height="14.306cm" svg:x="1.4cm" svg:y="4.914cm" presentation:class="outline" presentation:user-transformed="true">
          <draw:text-box>
            <text:p text:style-name="P3"><text:span text:style-name="T5">Vasile Ghete proposal:</text:span></text:p>
            <text:list text:style-name="L2">
              <text:list-item>
                <text:p text:style-name="P3"><text:span text:style-name="T5">Couple the alarms to the summary plot:</text:span></text:p>
                <text:list>
                  <text:list-item>
                    <text:p text:style-name="P3"><text:span text:style-name="T5">If a system go red (ERROR) in the summary plot, it triggers also the alarm. </text:span></text:p>
                  </text:list-item>
                  <text:list-item>
                    <text:p text:style-name="P3"><text:span text:style-name="T6">Consistent ERROR / WARNING /etc in summary plot and audio alarms</text:span><text:span text:style-name="T5"> </text:span></text:p>
                  </text:list-item>
                </text:list>
              </text:list-item>
              <text:list-item>
                <text:p text:style-name="P3"><text:span text:style-name="T5">Need to Create a 1D histogram with: </text:span></text:p>
                <text:list>
                  <text:list-item>
                    <text:p text:style-name="P3"><text:span text:style-name="T5">Status (y-axis) vs system/trigger object (x-axis) for all the entries in summary plot,</text:span></text:p>
                  </text:list-item>
                  <text:list-item>
                    <text:p text:style-name="P3"><text:span text:style-name="T5">Having an entry for the system/object if the they are is in ERROR. </text:span></text:p>
                  </text:list-item>
                  <text:list-item>
                    <text:p text:style-name="P3"><text:span text:style-name="T5">If the histogram is not empty, it triggers an audio alarm. </text:span></text:p>
                  </text:list-item>
                </text:list>
              </text:list-item>
              <text:list-item>
                <text:p text:style-name="P3"><text:span text:style-name="T5">New L1 DQM Tag will allow to consider histograms from arbitrary directories and make also L1T and L1TEMU event client consistent (where the summary plot is produced). </text:span></text:p>
                <text:list>
                  <text:list-item>
                    <text:p><text:span text:style-name="T6">Same code is used</text:span><text:span text:style-name="T5">, driven by parameters.</text:span></text:p>
                  </text:list-item>
                </text:list>
              </text:list-item>
            </text:list>
            <text:p text:style-name="P3"><text:span text:style-name="T5">NOTE: One can think of including also the WARNING state, or better to include an entry if more or some system combination are in WARNING: if RCT and GCT are in WARNING, it could trigger an alarm.</text:span></text:p>
            <text:p text:style-name="P4"><text:span text:style-name="T12">I Agree with this proposal and will start implementation asa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Status Online Tool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<text:span text:style-name="T8">Noticed some issues:</text:span></text:p>
            <text:list text:style-name="L2">
              <text:list-item>
                <text:p><text:span text:style-name="T10">L1TRate</text:span><text:span text:style-name="T8">: estimations seam consistently over the values seen on data while in WbM. (luminosity still incressing?) (example run 195774)</text:span></text:p>
              </text:list-item>
              <text:list-item>
                <text:p><text:span text:style-name="T10">L1TRate</text:span><text:span text:style-name="T8">: HTM trigger is reported as “undefined”. (Why?)</text:span></text:p>
              </text:list-item>
              <text:list-item>
                <text:p><text:span text:style-name="T10">L1TRate</text:span><text:span text:style-name="T8">: Cross section histograms Xaxis needs to be updated to the current fill range of instant luminosity. </text:span></text:p>
              </text:list-item>
              <text:list-item>
                <text:p><text:span text:style-name="T10">L1TSync</text:span><text:span text:style-name="T8">: Module did not run any tests. </text:span></text:p>
                <text:list>
                  <text:list-item>
                    <text:p><text:span text:style-name="T8">Error: ERROR_TRIGGERALIAS_NOTVALID</text:span></text:p>
                  </text:list-item>
                  <text:list-item>
                    <text:p><text:span text:style-name="T8">This happens when the module does not find a trigger to monitor in a given category of objects... but the certification plots report (except for HTT) the correct Trigger Alias name!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1.4000015258789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7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3.045cm" svg:height="0.894cm" svg:x="1.4cm" svg:y="19.685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17.78cm" svg:height="0.894cm" svg:x="5.08cm" svg:y="19.68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03cm" svg:height="0.894cm" svg:x="23.495cm" svg:y="19.685cm" presentation:class="page-number">
        <draw:text-box>
          <text:p text:style-name="MP7"><text:span text:style-name="MT1"><text:page-number>7</text:page-number></text:span></text:p>
        </draw:text-box>
      </draw:frame>
      <draw:frame draw:style-name="Mgr3" draw:text-style-name="MP8" draw:layer="backgroundobjects" svg:width="2.6cm" svg:height="3.281cm" svg:x="25.4cm" svg:y="0.072cm">
        <draw:image xlink:href="Pictures/1000000000000189000001F04DAF5ADF.png" xlink:type="simple" xlink:show="embed" xlink:actuate="onLoad">
          <text:p/>
        </draw:image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8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8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8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8cm" svg:height="1.396cm" svg:x="12.22cm" svg:y="26.543cm" presentation:class="page-number">
          <draw:text-box>
            <text:p text:style-name="MP7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ao Pela</meta:initial-creator>
    <meta:creation-date>2011-10-05T16:45:47</meta:creation-date>
    <meta:editing-duration>PT18H11M9S</meta:editing-duration>
    <meta:editing-cycles>74</meta:editing-cycles>
    <dc:date>2012-06-08T14:32:12</dc:date>
    <dc:creator>Joao Pela</dc:creator>
    <meta:generator>LibreOffice/3.4$Linux LibreOffice_project/340m1$Build-402</meta:generator>
    <meta:document-statistic meta:object-count="49"/>
  </office:meta>
</office:document-meta>
</file>